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Noto Sans CJK SC Regular" svg:font-family="'Noto Sans CJK SC Regular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1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445ea" officeooo:paragraph-rsid="000445ea"/>
    </style:style>
    <style:style style:name="P2" style:family="paragraph" style:parent-style-name="Standard">
      <style:text-properties officeooo:rsid="000445ea" officeooo:paragraph-rsid="00085461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font-name="Noto Sans CJK SC Regular"/>
    </style:style>
    <style:style style:name="T2" style:family="text">
      <style:text-properties style:font-name="Liberation Serif"/>
    </style:style>
    <style:style style:name="T3" style:family="text">
      <style:text-properties officeooo:rsid="0004971c"/>
    </style:style>
    <style:style style:name="T4" style:family="text">
      <style:text-properties officeooo:rsid="00085461"/>
    </style:style>
    <style:style style:name="T5" style:family="text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통계 용어에 대한 설명</text:p>
      <text:p text:style-name="P4"/>
      <text:p text:style-name="P4"/>
      <text:p text:style-name="P4"/>
      <text:p text:style-name="P4"/>
      <text:p text:style-name="P3">이름: 안준호</text:p>
      <text:p text:style-name="P3">이메일 : <text:a xlink:type="simple" xlink:href="mailto:wnsghwlgo@naver.com" text:style-name="Internet_20_link" text:visited-style-name="Visited_20_Internet_20_Link"><text:span text:style-name="T3">wnsghwlgo@naver.com</text:span></text:a></text:p>
      <text:p text:style-name="P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1. 자유도(df : Degree of Freedom) 개념에 대한 정리</text:p>
      <text:p text:style-name="P1"/>
      <text:p text:style-name="P1"/>
      <text:p text:style-name="P1"/>
      <text:p text:style-name="P1">2. 중심을 대표하는 여러 척도에 대해 비교하고, 대표적인 활용사례에 대한 소개</text:p>
      <text:p text:style-name="P1">중심을 대표하는 척도에는 산술평균, 중앙값, 최빈값이 있다.</text:p>
      <text:p text:style-name="P1"/>
      <text:p text:style-name="P2"><text:span text:style-name="T5">산술평균 </text:span>: 흔히 우리가 알고있는 평균값으로, 데이터의 총합을 데이터 개수인 <text:span text:style-name="T4">n으로 나눈 것이다. 가장 보편적이고 대표적인 대표값이지만 outlier에 민감하게 영향받는 경향이 있다.</text:span></text:p>
      <text:p text:style-name="P2"/>
      <text:p text:style-name="P2"><text:span text:style-name="T5">중앙값 </text:span>: 전체 주어진 데이터를 크기 순으로 나열했을 때 중앙에 위치하는 관측치이다. 산술평균과는 다르게 실제 데이터에 의존하지 않으므로 <text:span text:style-name="T4">outlier에 영향을 덜 받는다. 만약 데이터의 개수 n이 짝수일 경우, 중앙값은 n/2, 1+n/2번째 데이터의 평균으로 산출한다. </text:span></text:p>
      <text:p text:style-name="P2"/>
      <text:p text:style-name="P1"><text:span text:style-name="T5">최빈값 </text:span>: 전체 주어진 데이터들 중에서 가장 빈도수가 큰 데이터의 값으로 명목척도로 측정된 자료에 대한 대표값으로 사용된다.</text:p>
      <text:p text:style-name="P1"/>
      <text:p text:style-name="P1"/>
      <text:p text:style-name="P1">3. 표본추출(Sampling) 방식 정리 및 표본오차와 비표본오차의 차이점 설명</text:p>
      <text:p text:style-name="P1">표본추출 방식에는 랜덤 표본 추출, 층별 랜덤 표본 추출, 계통적 표본 추출, 서브그룹 표본 추출 등이 있다.</text:p>
      <text:p text:style-name="P1"/>
      <text:p text:style-name="P1"/>
      <text:p text:style-name="P1"/>
      <text:p text:style-name="P1">4. 1종오류와 2종오류의 개념 및 차이점에 대한 설명</text:p>
      <text:p text:style-name="P1"/>
      <text:p text:style-name="P1"/>
      <text:p text:style-name="P1"/>
      <text:p text:style-name="P1">5. p-value 와 <text:span text:style-name="T1">α</text:span><text:span text:style-name="T2">(유의수준)과의 관계에 대한 설명</text:span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>6. 상관분석과 회귀분석의 차이에 대해 비교 설명</text:span></text:p>
      <text:p text:style-name="P1"><text:span text:style-name="T2"/></text:p>
      <text:p text:style-name="P1"><text:soft-page-break/><text:span text:style-name="T2"/></text:p>
      <text:p text:style-name="P1"><text:span text:style-name="T2"/></text:p>
      <text:p text:style-name="P1"><text:span text:style-name="T2">7. 다중회귀분석에서의 최적 회귀모형 선택 방법에 대한 정리</text:span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Noto Sans CJK SC Regular" svg:font-family="'Noto Sans CJK SC Regular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1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1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7T19:40:01.823754065</meta:creation-date>
    <dc:date>2019-01-17T20:02:19.053801841</dc:date>
    <meta:editing-duration>PT22M13S</meta:editing-duration>
    <meta:editing-cycles>10</meta:editing-cycles>
    <meta:generator>LibreOffice/5.1.6.2$Linux_X86_64 LibreOffice_project/10m0$Build-2</meta:generator>
    <meta:document-statistic meta:table-count="0" meta:image-count="0" meta:object-count="0" meta:page-count="2" meta:paragraph-count="15" meta:word-count="487" meta:character-count="713" meta:non-whitespace-character-count="562"/>
  </office:meta>
</office:document-meta>
</file>